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10pt" fo:font-weight="bold" officeooo:rsid="005af9bb" officeooo:paragraph-rsid="0010686b" style:font-size-asian="10pt" style:font-weight-asian="bold" style:font-size-complex="10pt" style:font-weight-complex="bold"/>
    </style:style>
    <style:style style:name="P2" style:family="paragraph" style:parent-style-name="Standard" style:list-style-name="L1">
      <style:text-properties fo:font-size="10pt" fo:font-weight="normal" officeooo:rsid="005e2995" officeooo:paragraph-rsid="0010686b" style:font-size-asian="10pt" style:font-weight-asian="normal" style:font-size-complex="10pt" style:font-weight-complex="normal"/>
    </style:style>
    <style:style style:name="P3" style:family="paragraph" style:parent-style-name="Standard" style:list-style-name="L1">
      <style:text-properties fo:font-size="10pt" fo:font-weight="normal" officeooo:rsid="0012b27e" officeooo:paragraph-rsid="0012b27e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text-properties fo:font-size="10pt" fo:font-weight="normal" officeooo:rsid="0022d55e" officeooo:paragraph-rsid="0022d55e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fo:font-size="10pt" fo:font-weight="normal" officeooo:rsid="008c7f6c" officeooo:paragraph-rsid="0010686b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fo:font-size="10pt" fo:font-weight="normal" officeooo:rsid="00940a76" officeooo:paragraph-rsid="0010686b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font-size="10pt" fo:font-weight="normal" officeooo:rsid="0021cf05" officeooo:paragraph-rsid="0021cf05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font-size="10pt" fo:font-weight="normal" officeooo:rsid="001ebc5f" officeooo:paragraph-rsid="001fdbbb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fo:font-size="10pt" fo:font-weight="normal" officeooo:rsid="00906a1b" officeooo:paragraph-rsid="0010686b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font-size="10pt" fo:font-weight="normal" officeooo:rsid="0095cef6" officeooo:paragraph-rsid="0010686b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text-properties fo:font-size="10pt" fo:font-weight="normal" officeooo:rsid="0097209b" officeooo:paragraph-rsid="0010686b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text-properties fo:font-size="10pt" fo:font-weight="normal" officeooo:rsid="009a2b95" officeooo:paragraph-rsid="0010686b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text-properties fo:font-size="10pt" fo:font-weight="normal" officeooo:rsid="003e82b3" officeooo:paragraph-rsid="003e82b3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text-properties fo:font-size="10pt" fo:font-weight="normal" officeooo:rsid="003d08d2" officeooo:paragraph-rsid="003d08d2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text-properties fo:font-size="10pt" fo:font-weight="normal" officeooo:rsid="0014f29a" officeooo:paragraph-rsid="0014f29a" style:font-size-asian="10pt" style:font-weight-asian="normal" style:font-size-complex="10pt" style:font-weight-complex="normal"/>
    </style:style>
    <style:style style:name="P16" style:family="paragraph" style:parent-style-name="Standard" style:list-style-name="L1">
      <style:text-properties fo:font-size="10pt" fo:font-weight="normal" officeooo:rsid="003d1aba" officeooo:paragraph-rsid="003d1aba" style:font-size-asian="10pt" style:font-weight-asian="normal" style:font-size-complex="10pt" style:font-weight-complex="normal"/>
    </style:style>
    <style:style style:name="P17" style:family="paragraph" style:parent-style-name="Standard" style:list-style-name="L1">
      <style:text-properties fo:font-size="10pt" fo:font-weight="normal" officeooo:rsid="003475f4" officeooo:paragraph-rsid="003475f4" style:font-size-asian="10pt" style:font-weight-asian="normal" style:font-size-complex="10pt" style:font-weight-complex="normal"/>
    </style:style>
    <style:style style:name="P18" style:family="paragraph" style:parent-style-name="Standard" style:list-style-name="L1">
      <style:text-properties fo:font-size="10pt" fo:font-weight="normal" officeooo:rsid="00162e7b" officeooo:paragraph-rsid="00162e7b" style:font-size-asian="10pt" style:font-weight-asian="normal" style:font-size-complex="10pt" style:font-weight-complex="normal"/>
    </style:style>
    <style:style style:name="P19" style:family="paragraph" style:parent-style-name="Standard" style:list-style-name="L1">
      <style:text-properties fo:font-size="10pt" fo:font-weight="normal" officeooo:rsid="001bbdc8" officeooo:paragraph-rsid="001bbdc8" style:font-size-asian="10pt" style:font-weight-asian="normal" style:font-size-complex="10pt" style:font-weight-complex="normal"/>
    </style:style>
    <style:style style:name="P20" style:family="paragraph" style:parent-style-name="Standard" style:list-style-name="L1">
      <style:text-properties fo:font-size="10pt" fo:font-weight="normal" officeooo:rsid="003fea94" officeooo:paragraph-rsid="003fea94" style:font-size-asian="10pt" style:font-weight-asian="normal" style:font-size-complex="10pt" style:font-weight-complex="normal"/>
    </style:style>
    <style:style style:name="T1" style:family="text">
      <style:text-properties officeooo:rsid="00984e38"/>
    </style:style>
    <style:style style:name="T2" style:family="text">
      <style:text-properties officeooo:rsid="0014f6c7"/>
    </style:style>
    <style:style style:name="T3" style:family="text">
      <style:text-properties officeooo:rsid="00162e7b"/>
    </style:style>
    <style:style style:name="T4" style:family="text">
      <style:text-properties officeooo:rsid="00169966"/>
    </style:style>
    <style:style style:name="T5" style:family="text">
      <style:text-properties officeooo:rsid="00210bee"/>
    </style:style>
    <style:style style:name="T6" style:family="text">
      <style:text-properties style:font-name="Liberation Serif1"/>
    </style:style>
    <style:style style:name="T7" style:family="text">
      <style:text-properties officeooo:rsid="0035ddc2"/>
    </style:style>
    <style:style style:name="T8" style:family="text">
      <style:text-properties officeooo:rsid="0035e422"/>
    </style:style>
    <style:style style:name="T9" style:family="text">
      <style:text-properties officeooo:rsid="0037c28f"/>
    </style:style>
    <style:style style:name="T10" style:family="text">
      <style:text-properties officeooo:rsid="003e82b3"/>
    </style:style>
    <style:style style:name="T11" style:family="text">
      <style:text-properties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:</text:p>
      <text:list xml:id="list1460797175" text:style-name="L1">
        <text:list-item>
          <text:p text:style-name="P2">DMA system description</text:p>
          <text:list>
            <text:list-item>
              <text:p text:style-name="P3">unless a secondary master requires a command to initiate a bus request, it must include logic to wait for other transfers to <text:span text:style-name="T7">conclude</text:span> before requesting</text:p>
            </text:list-item>
            <text:list-item>
              <text:p text:style-name="P4">PM <text:span text:style-name="T8">must </text:span>wait <text:span text:style-name="T9">and hold ack </text:span>until brq is deasserted</text:p>
              <text:list>
                <text:list-item>
                  <text:p text:style-name="P4">cutting the SM off mid-transaction will lead to corrupt memory.</text:p>
                </text:list-item>
              </text:list>
            </text:list-item>
          </text:list>
        </text:list-item>
        <text:list-item>
          <text:p text:style-name="P5">Timing diagrams for <text:span text:style-name="T5">some</text:span> signals</text:p>
          <text:list>
            <text:list-item>
              <text:p text:style-name="P6">Read Operation</text:p>
            </text:list-item>
            <text:list-item>
              <text:p text:style-name="P6">Write Operation</text:p>
            </text:list-item>
            <text:list-item>
              <text:p text:style-name="P6">Card Select</text:p>
            </text:list-item>
            <text:list-item>
              <text:p text:style-name="P6">Memory Inhibit</text:p>
            </text:list-item>
            <text:list-item>
              <text:p text:style-name="P7">bus arbitration</text:p>
            </text:list-item>
            <text:list-item>
              <text:p text:style-name="P8">Should specify minimum setup/hold, various timings.</text:p>
            </text:list-item>
            <text:list-item>
              <text:p text:style-name="P8">Timings should be pretty loose</text:p>
            </text:list-item>
          </text:list>
        </text:list-item>
        <text:list-item>
          <text:p text:style-name="P9">Define <text:span text:style-name="T2">I/O space</text:span></text:p>
          <text:list>
            <text:list-item>
              <text:p text:style-name="P10">Backplane onboard peripheral<text:span text:style-name="T4">s</text:span> – should be assigned a slot <text:span text:style-name="T3">number – either above all other slots or selectable to take the place of a physical slot.</text:span></text:p>
            </text:list-item>
          </text:list>
        </text:list-item>
        <text:list-item>
          <text:p text:style-name="P9">Discuss address space layouts</text:p>
          <text:list>
            <text:list-item>
              <text:p text:style-name="P11">Acknowledge the fact that different architectures have different layouts</text:p>
            </text:list-item>
            <text:list-item>
              <text:p text:style-name="P12">Primary master defines memory map and must document it.</text:p>
            </text:list-item>
          </text:list>
        </text:list-item>
        <text:list-item>
          <text:p text:style-name="P6">Card-specific signals and implementations</text:p>
          <text:list>
            <text:list-item>
              <text:p text:style-name="P10">CSX</text:p>
            </text:list-item>
            <text:list-item>
              <text:p text:style-name="P10">IRQX</text:p>
            </text:list-item>
            <text:list-item>
              <text:p text:style-name="P10">IRQ0-7</text:p>
            </text:list-item>
          </text:list>
        </text:list-item>
        <text:list-item>
          <text:p text:style-name="P11">Primary master implementation</text:p>
          <text:list>
            <text:list-item>
              <text:p text:style-name="P11">Address lines</text:p>
              <text:list>
                <text:list-item>
                  <text:p text:style-name="P11">Required to drive all 20 address lines</text:p>
                </text:list-item>
              </text:list>
            </text:list-item>
            <text:list-item>
              <text:p text:style-name="P11">Interrupt implementation</text:p>
              <text:list>
                <text:list-item>
                  <text:p text:style-name="P13">vectoring not required</text:p>
                </text:list-item>
              </text:list>
            </text:list-item>
          </text:list>
        </text:list-item>
        <text:list-item>
          <text:p text:style-name="P11">Interrupts</text:p>
          <text:list>
            <text:list-item>
              <text:p text:style-name="P20">If a prioritization mechanism exists, priority must be given to lower IRQs first</text:p>
            </text:list-item>
            <text:list-item>
              <text:p text:style-name="P11">Differences between signals</text:p>
              <text:list>
                <text:list-item>
                  <text:p text:style-name="P11">Interrupt means it will interrupt the CPU directly?</text:p>
                  <text:list>
                    <text:list-item>
                      <text:p text:style-name="P14">That kind of makes it implementation-dependent</text:p>
                    </text:list-item>
                    <text:list-item>
                      <text:p text:style-name="P14">Should INT be renamed to something less confusing?</text:p>
                    </text:list-item>
                  </text:list>
                </text:list-item>
                <text:list-item>
                  <text:p text:style-name="P11">Interrupt Request means it will request an interrupt from the handler circuit and get one <text:span text:style-name="T1">if/</text:span>when appropriate.</text:p>
                </text:list-item>
                <text:list-item>
                  <text:p text:style-name="P15">Unvectored interrupt used by backplane (should have its own interrupt register/priority encoder for irqs above slot 7.</text:p>
                </text:list-item>
              </text:list>
            </text:list-item>
            <text:list-item>
              <text:p text:style-name="P16">Vectoring is not required, can <text:span text:style-name="T11">OR</text:span> the IRQ lines <text:span text:style-name="T10">to sum them logically</text:span></text:p>
            </text:list-item>
            <text:list-item>
              <text:p text:style-name="P17">Summing interrupt signals together for a simple logical-OR requires consideration of the pull-up loading.</text:p>
              <text:list>
                <text:list-item>
                  <text:p text:style-name="P17">10 interrupt signals summed together, each with two 270<text:span text:style-name="T6">Ω terminations to 2.7V is equivalent to 13.5Ω.</text:span></text:p>
                </text:list-item>
              </text:list>
            </text:list-item>
          </text:list>
        </text:list-item>
        <text:list-item>
          <text:p text:style-name="P18">Electrical Specifications</text:p>
        </text:list-item>
        <text:list-item>
          <text:p text:style-name="P19">Technical drawings</text:p>
          <text:list>
            <text:list-item>
              <text:p text:style-name="P19">Card specifications</text:p>
              <text:list>
                <text:list-item>
                  <text:p text:style-name="P19">Specify clearance from mounting holes that must be isolated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21:55:47.584808521</meta:creation-date>
    <dc:date>2020-08-08T11:21:58.168171226</dc:date>
    <meta:editing-duration>PT4H5M49S</meta:editing-duration>
    <meta:editing-cycles>35</meta:editing-cycles>
    <meta:generator>LibreOffice/6.0.7.3$Linux_X86_64 LibreOffice_project/00m0$Build-3</meta:generator>
    <meta:document-statistic meta:table-count="0" meta:image-count="0" meta:object-count="0" meta:page-count="1" meta:paragraph-count="42" meta:word-count="321" meta:character-count="1945" meta:non-whitespace-character-count="1705"/>
  </office:meta>
</office:document-meta>
</file>